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2.71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69.66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6.iws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verview of the IWSLT06 evaluation campaign</text:p>
          </table:table-cell>
          <table:table-cell office:value-type="string" calcext:value-type="string">
            <text:p>Michael Paul</text:p>
          </table:table-cell>
          <table:table-cell office:value-type="string" calcext:value-type="string">
            <text:p>http://www.mt-archive.info/05/IWSLT-2006-Paul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ite-state transducer-based statistical machine translation using joint probabilities</text:p>
          </table:table-cell>
          <table:table-cell office:value-type="string" calcext:value-type="string">
            <text:p>Srinivas Bangalore and Stephan Kanthak and Patrick Haffner</text:p>
          </table:table-cell>
          <table:table-cell office:value-type="string" calcext:value-type="string">
            <text:p>http://www.mt-archive.info/05/IWSLT-2006-Bangalore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WSLT-06: experiments with commercial MT systems and lessons from subjective evaluations</text:p>
          </table:table-cell>
          <table:table-cell office:value-type="string" calcext:value-type="string">
            <text:p>Christian Boitet and Youcef Bey and Mutsuko Tomokio and Wenjie Cao and Hervé Blanchon</text:p>
          </table:table-cell>
          <table:table-cell office:value-type="string" calcext:value-type="string">
            <text:p>http://www.mt-archive.info/05/IWSLT-2006-Boitet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REX: DCU machine translation system for IWSLT 2006.</text:p>
          </table:table-cell>
          <table:table-cell office:value-type="string" calcext:value-type="string">
            <text:p>Nicolas Stroppa and Andy Way</text:p>
          </table:table-cell>
          <table:table-cell office:value-type="string" calcext:value-type="string">
            <text:p>http://www.mt-archive.info/05/IWSLT-2006-Stroppa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ard integrating word sense and entity disambiguation into statistical machine translation</text:p>
          </table:table-cell>
          <table:table-cell office:value-type="string" calcext:value-type="string">
            <text:p>Marine Carpuat and Yihai Shen and Xiaofeng Yu and Dekai Wu</text:p>
          </table:table-cell>
          <table:table-cell office:value-type="string" calcext:value-type="string">
            <text:p>http://www.mt-archive.info/05/IWSLT-2006-Carpuat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 Arabic-to-English translation for IWSLT 2006</text:p>
          </table:table-cell>
          <table:table-cell office:value-type="string" calcext:value-type="string">
            <text:p>Young-Suk Lee</text:p>
          </table:table-cell>
          <table:table-cell office:value-type="string" calcext:value-type="string">
            <text:p>http://www.mt-archive.info/05/IWSLT-2006-Lee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ITC-irst SMT system for IWSLT 2006</text:p>
          </table:table-cell>
          <table:table-cell office:value-type="string" calcext:value-type="string">
            <text:p>Boxing Chen and Roldano Cattoni and Nicola Bertoldi and Mauro Cettolo and Marcello Federico</text:p>
          </table:table-cell>
          <table:table-cell office:value-type="string" calcext:value-type="string">
            <text:p>http://www.mt-archive.info/05/IWSLT-2006-Chen-1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JHU workshop 2006 IWSLT system</text:p>
          </table:table-cell>
          <table:table-cell office:value-type="string" calcext:value-type="string">
            <text:p>Wade Shen and Richard Zens and Nicola Bertoldi and Marcello Federico</text:p>
          </table:table-cell>
          <table:table-cell office:value-type="string" calcext:value-type="string">
            <text:p>http://www.mt-archive.info/05/IWSLT-2006-Shen-1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-based machine translation based on deeper NLP</text:p>
          </table:table-cell>
          <table:table-cell office:value-type="string" calcext:value-type="string">
            <text:p>Toshiaki Nakazawa and Kun Yu and Daisuke Kawahara and Sadao Kurohashi</text:p>
          </table:table-cell>
          <table:table-cell office:value-type="string" calcext:value-type="string">
            <text:p>http://www.mt-archive.info/05/IWSLT-2006-Nakazawa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MIT-LL/AFRL IWSLT-2006 MT system</text:p>
          </table:table-cell>
          <table:table-cell office:value-type="string" calcext:value-type="string">
            <text:p>Wade Shen and Brian Delaney and Tim Anderson</text:p>
          </table:table-cell>
          <table:table-cell office:value-type="string" calcext:value-type="string">
            <text:p>http://www.mt-archive.info/05/IWSLT-2006-Shen-2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rase reordering for statistical machine translation based on predicate-argument structure</text:p>
          </table:table-cell>
          <table:table-cell office:value-type="string" calcext:value-type="string">
            <text:p>Mamoru Komachi and Masaaki Nagata and Yuji Matsumoto</text:p>
          </table:table-cell>
          <table:table-cell office:value-type="string" calcext:value-type="string">
            <text:p>http://www.mt-archive.info/05/IWSLT-2006-Komachi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iCT-ATR statistical machine translation system for IWSLT 2006</text:p>
          </table:table-cell>
          <table:table-cell office:value-type="string" calcext:value-type="string">
            <text:p>Ruiqiang Zhang and Hirofumi Yamamoto and Michael Paul and Hideo Okuma and Keiji Yasuda and Yves Lepage and Etienne Denoual and Daichi Mochihashi and Andrew Finch and Eiichiro Sumita</text:p>
          </table:table-cell>
          <table:table-cell office:value-type="string" calcext:value-type="string">
            <text:p>http://www.mt-archive.info/05/IWSLT-2006-Zhang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LPR translation system for IWSLT 2006 evaluation campaign</text:p>
          </table:table-cell>
          <table:table-cell office:value-type="string" calcext:value-type="string">
            <text:p>Chunguang Chai and Jinhua Du and Wei Wei and Peng Liu and Keyan Zhou and Yanqing He and Chengqing Zong</text:p>
          </table:table-cell>
          <table:table-cell office:value-type="string" calcext:value-type="string">
            <text:p>http://www.mt-archive.info/05/IWSLT-2006-Chai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T statistical machine translation for IWSLT 2006</text:p>
          </table:table-cell>
          <table:table-cell office:value-type="string" calcext:value-type="string">
            <text:p>Taro Watanabe and Jun Suzuki and Hajime Tsukada and Hideki Isozaki</text:p>
          </table:table-cell>
          <table:table-cell office:value-type="string" calcext:value-type="string">
            <text:p>http://www.mt-archive.info/05/IWSLT-2006-Watanabe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RWTH statistical machine translation system for the IWSLT 2006 evaluation</text:p>
          </table:table-cell>
          <table:table-cell office:value-type="string" calcext:value-type="string">
            <text:p>Arne Mauser and Richard Zens and Evgeny Matusov and Sasa Hasan and Hermann Ney</text:p>
          </table:table-cell>
          <table:table-cell office:value-type="string" calcext:value-type="string">
            <text:p>http://www.mt-archive.info/05/IWSLT-2006-Mauser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SLE example-based translation system</text:p>
          </table:table-cell>
          <table:table-cell office:value-type="string" calcext:value-type="string">
            <text:p>Pete Whitelock and Victor Poznanski</text:p>
          </table:table-cell>
          <table:table-cell office:value-type="string" calcext:value-type="string">
            <text:p>http://www.mt-archive.info/05/IWSLT-2006-Whitelock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TALP Ngram-based SMT systems for IWSLT 2006</text:p>
          </table:table-cell>
          <table:table-cell office:value-type="string" calcext:value-type="string">
            <text:p>Josep M. Crego and Adrià de Gispert and Patrick Lambert and Maxim Khalilov and Marta R. Costa-jussà and José B. Mariño and Rafael Banchs and José A.R.Fonollosa</text:p>
          </table:table-cell>
          <table:table-cell office:value-type="string" calcext:value-type="string">
            <text:p>http://www.mt-archive.info/05/IWSLT-2006-Crego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P phrase-based system and TALP system combination for IWSLT 2006</text:p>
          </table:table-cell>
          <table:table-cell office:value-type="string" calcext:value-type="string">
            <text:p>Marta R. Costa-jussà and Josep M. Crego and Adrià de Gispert and Patrik Lambert and Maxim Khalilov and José A.R.Fonollosa and José B. Mariño and Rafael Banchs</text:p>
          </table:table-cell>
          <table:table-cell office:value-type="string" calcext:value-type="string">
            <text:p>http://www.mt-archive.info/05/IWSLT-2006-Costa-jussa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UKA/CMU statistical machine translation system for IWSLT 2006</text:p>
          </table:table-cell>
          <table:table-cell office:value-type="string" calcext:value-type="string">
            <text:p>Matthias Eck and Ian Lane and Nguyen Bach and Sanjika Hewavitharana and Muntsin Kolss and Bing Zhao and Almut Silja Hildebrand and Stephan Vogel and Alex Waibel</text:p>
          </table:table-cell>
          <table:table-cell office:value-type="string" calcext:value-type="string">
            <text:p>http://www.mt-archive.info/05/IWSLT-2006-Eck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CMU-UKA syntax augmented machine translation system for IWSLT-06</text:p>
          </table:table-cell>
          <table:table-cell office:value-type="string" calcext:value-type="string">
            <text:p>Andreas Zollmann and Ashish Venugopal and Stephan Vogel and Alex Waibel</text:p>
          </table:table-cell>
          <table:table-cell office:value-type="string" calcext:value-type="string">
            <text:p>http://www.mt-archive.info/05/IWSLT-2006-Zollmann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University of Washington machine translation system for IWSLT 2006</text:p>
          </table:table-cell>
          <table:table-cell office:value-type="string" calcext:value-type="string">
            <text:p>Katrin Kirchhoff and Kevin Duh and Chris Lim</text:p>
          </table:table-cell>
          <table:table-cell office:value-type="string" calcext:value-type="string">
            <text:p>http://www.mt-archive.info/05/IWSLT-2006-Kirchhoff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XMU phrase-based statistical machine translation system for IWSLT 2006</text:p>
          </table:table-cell>
          <table:table-cell office:value-type="string" calcext:value-type="string">
            <text:p>Yidong Chen and Xiaodong Shi and Changle Zhou</text:p>
          </table:table-cell>
          <table:table-cell office:value-type="string" calcext:value-type="string">
            <text:p>http://www.mt-archive.info/05/IWSLT-2006-Chen-2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matic sentence segmentation and punctuation prediction for spoken language translation</text:p>
          </table:table-cell>
          <table:table-cell office:value-type="string" calcext:value-type="string">
            <text:p>Evgeny Matusov and Arne Mauser and Hermann Ney</text:p>
          </table:table-cell>
          <table:table-cell office:value-type="string" calcext:value-type="string">
            <text:p>http://www.mt-archive.info/05/IWSLT-2006-Matusov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inuous space language models for the IWSLT 2006 task</text:p>
          </table:table-cell>
          <table:table-cell office:value-type="string" calcext:value-type="string">
            <text:p>Holger Schwenk and Marta R. Costa-jussà and José A. R. Fonollosa</text:p>
          </table:table-cell>
          <table:table-cell office:value-type="string" calcext:value-type="string">
            <text:p>http://www.mt-archive.info/05/IWSLT-2006-Schwenk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ing monolingual source-language data to improve MT performance</text:p>
          </table:table-cell>
          <table:table-cell office:value-type="string" calcext:value-type="string">
            <text:p>Nicola Ueffing</text:p>
          </table:table-cell>
          <table:table-cell office:value-type="string" calcext:value-type="string">
            <text:p>http://www.mt-archive.info/05/IWSLT-2006-Ueffing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ordering rules for phrase-based statistical machine translation</text:p>
          </table:table-cell>
          <table:table-cell office:value-type="string" calcext:value-type="string">
            <text:p>Boxing Chen and Mauro Cettolo and Marcello Federico</text:p>
          </table:table-cell>
          <table:table-cell office:value-type="string" calcext:value-type="string">
            <text:p>http://www.mt-archive.info/05/IWSLT-2006-Chen-3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ing machine translation parameters with SPSA</text:p>
          </table:table-cell>
          <table:table-cell office:value-type="string" calcext:value-type="string">
            <text:p>Patrik Lambert and Rafael E. Banchs</text:p>
          </table:table-cell>
          <table:table-cell office:value-type="string" calcext:value-type="string">
            <text:p>http://www.mt-archive.info/05/IWSLT-2006-Lambert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efficient graph search decoder for phrase-based statistical machine translation</text:p>
          </table:table-cell>
          <table:table-cell office:value-type="string" calcext:value-type="string">
            <text:p>Brian Delaney and Wade Shen and Timothy Anderson</text:p>
          </table:table-cell>
          <table:table-cell office:value-type="string" calcext:value-type="string">
            <text:p>http://www.mt-archive.info/05/IWSLT-2006-Delaney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ER: do we need to “improve” our alignments?</text:p>
          </table:table-cell>
          <table:table-cell office:value-type="string" calcext:value-type="string">
            <text:p>David Vilar and Maja Popovic and Hermann Ney</text:p>
          </table:table-cell>
          <table:table-cell office:value-type="string" calcext:value-type="string">
            <text:p>http://www.mt-archive.info/05/IWSLT-2006-Vilar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elopment of client-server speech translation system on a multi-lingual speech communication platform</text:p>
          </table:table-cell>
          <table:table-cell office:value-type="string" calcext:value-type="string">
            <text:p>Tohru Shimizu and Yutaka Ashikari and Eiichiro Sumita and Hideki Kashioka and Satoshi Nakamura</text:p>
          </table:table-cell>
          <table:table-cell office:value-type="string" calcext:value-type="string">
            <text:p>http://www.mt-archive.info/05/IWSLT-2006-Shimizu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-STAR: a speech to speech translation project </text:p>
          </table:table-cell>
          <table:table-cell office:value-type="string" calcext:value-type="string">
            <text:p>Gianni Lazzari</text:p>
          </table:table-cell>
          <table:table-cell/>
          <table:table-cell office:value-type="string" calcext:value-type="string">
            <text:p>http://www.mt-archive.info/05/IWSLT-2006-Lazzari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etta: an analyst’s co-pilot <text:s/></text:p>
          </table:table-cell>
          <table:table-cell office:value-type="string" calcext:value-type="string">
            <text:p>Salim Roukos</text:p>
          </table:table-cell>
          <table:table-cell/>
          <table:table-cell office:value-type="string" calcext:value-type="string">
            <text:p>http://www.mt-archive.info/05/IWSLT-2006-Roukos.pd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15:47:43.875532575</dc:date>
    <meta:editing-duration>PT34S</meta:editing-duration>
    <meta:editing-cycles>1</meta:editing-cycles>
    <meta:generator>LibreOffice/6.0.7.3$Linux_X86_64 LibreOffice_project/00m0$Build-3</meta:generator>
    <meta:document-statistic meta:table-count="1" meta:cell-count="103" meta:object-count="0"/>
  </office:meta>
</office:document-meta>
</file>